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49cm" style:rel-column-width="16383*"/>
    </style:style>
    <style:style style:name="Таблица1.D" style:family="table-column">
      <style:table-column-properties style:column-width="4.251cm" style:rel-column-width="16386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D1" style:family="table-cell">
      <style:table-cell-properties fo:padding="0.097cm" fo:border="0.002cm solid #000000"/>
    </style:style>
    <style:style style:name="Таблица2" style:family="table">
      <style:table-properties style:width="17.013cm" fo:margin-left="0cm" fo:margin-right="-0.012cm" table:align="margins"/>
    </style:style>
    <style:style style:name="Таблица2.A" style:family="table-column">
      <style:table-column-properties style:column-width="2.752cm" style:rel-column-width="10599*"/>
    </style:style>
    <style:style style:name="Таблица2.B" style:family="table-column">
      <style:table-column-properties style:column-width="2.75cm" style:rel-column-width="10592*"/>
    </style:style>
    <style:style style:name="Таблица2.E" style:family="table-column">
      <style:table-column-properties style:column-width="6.013cm" style:rel-column-width="23160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E1" style:family="table-cell">
      <style:table-cell-properties fo:padding="0.097cm" fo:border="0.002cm solid #000000"/>
    </style:style>
    <style:style style:name="Таблица3" style:family="table">
      <style:table-properties style:width="17.013cm" fo:margin-left="0cm" fo:margin-right="-0.012cm" table:align="margins"/>
    </style:style>
    <style:style style:name="Таблица3.A" style:family="table-column">
      <style:table-column-properties style:column-width="2.037cm" style:rel-column-width="7847*"/>
    </style:style>
    <style:style style:name="Таблица3.B" style:family="table-column">
      <style:table-column-properties style:column-width="3.627cm" style:rel-column-width="13969*"/>
    </style:style>
    <style:style style:name="Таблица3.C" style:family="table-column">
      <style:table-column-properties style:column-width="3.515cm" style:rel-column-width="13541*"/>
    </style:style>
    <style:style style:name="Таблица3.D" style:family="table-column">
      <style:table-column-properties style:column-width="2.152cm" style:rel-column-width="8289*"/>
    </style:style>
    <style:style style:name="Таблица3.E" style:family="table-column">
      <style:table-column-properties style:column-width="2.833cm" style:rel-column-width="10912*"/>
    </style:style>
    <style:style style:name="Таблица3.F" style:family="table-column">
      <style:table-column-properties style:column-width="2.85cm" style:rel-column-width="10977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F1" style:family="table-cell">
      <style:table-cell-properties fo:padding="0.097cm" fo:border="0.002cm solid #000000"/>
    </style:style>
    <style:style style:name="P1" style:family="paragraph" style:parent-style-name="Standard">
      <style:paragraph-properties fo:line-height="150%" fo:text-align="center" style:justify-single-word="false"/>
      <style:text-properties fo:font-size="16pt" fo:language="ru" fo:country="RU" style:font-size-asian="16pt" style:font-size-complex="16pt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 fo:text-align="start" style:justify-single-word="false"/>
    </style:style>
    <style:style style:name="P4" style:family="paragraph" style:parent-style-name="Standard">
      <style:paragraph-properties fo:line-height="150%" fo:text-align="start" style:justify-single-word="false"/>
      <style:text-properties fo:font-size="14pt" fo:language="ru" fo:country="RU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font-size="14pt" fo:language="ru" fo:country="RU" style:font-size-asian="14pt" style:font-size-complex="14pt"/>
    </style:style>
    <style:style style:name="P6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line-height="150%" fo:text-align="start" style:justify-single-word="false" style:snap-to-layout-grid="false"/>
      <style:text-properties fo:font-size="14pt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14" style:family="paragraph" style:parent-style-name="Standard" style:list-style-name="L1">
      <style:paragraph-properties fo:line-height="150%" fo:text-align="start" style:justify-single-word="false" style:snap-to-layout-grid="false"/>
      <style:text-properties fo:font-size="14pt" style:font-size-asian="14pt" style:font-size-complex="14pt"/>
    </style:style>
    <style:style style:name="P15" style:family="paragraph" style:parent-style-name="Standard" style:list-style-name="L2">
      <style:paragraph-properties fo:line-height="150%" fo:text-align="start" style:justify-single-word="false"/>
      <style:text-properties fo:font-size="14pt" fo:language="ru" fo:country="RU" style:font-size-asian="14pt" style:font-size-complex="14pt"/>
    </style:style>
    <style:style style:name="P16" style:family="paragraph" style:parent-style-name="Standard" style:list-style-name="L3">
      <style:paragraph-properties fo:line-height="150%" fo:text-align="start" style:justify-single-word="false"/>
      <style:text-properties fo:font-size="14pt" fo:language="ru" fo:country="RU" style:font-size-asian="14pt" style:font-size-complex="14pt"/>
    </style:style>
    <style:style style:name="P17" style:family="paragraph" style:parent-style-name="Standard" style:list-style-name="L1">
      <style:paragraph-properties fo:line-height="150%" fo:text-align="start" style:justify-single-word="false" style:snap-to-layout-grid="false"/>
      <style:text-properties fo:font-size="14pt" fo:language="ru" fo:country="RU" style:font-size-asian="14pt" style:font-size-complex="14pt"/>
    </style:style>
    <style:style style:name="P18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19" style:family="paragraph" style:parent-style-name="Standard" style:list-style-name="L4">
      <style:paragraph-properties fo:line-height="150%"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20" style:family="paragraph" style:parent-style-name="Standard" style:list-style-name="L5">
      <style:paragraph-properties fo:line-height="150%"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21" style:family="paragraph" style:parent-style-name="Standard" style:list-style-name="L6">
      <style:paragraph-properties fo:line-height="150%"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Лабораторная работа <text:span text:style-name="T1">#4</text:span></text:p>
      <text:p text:style-name="P1">Дисциплина: Теория языков программирования</text:p>
      <text:p text:style-name="P1">Тема: Семантический анализ транслируемой программы</text:p>
      <text:p text:style-name="P1"><text:span text:style-name="T1">(</text:span>Язык Кумир<text:span text:style-name="T1">)</text:span>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Студент</text:p>
          </table:table-cell>
          <table:table-cell table:style-name="Table1.B1" office:value-type="string">
            <text:p text:style-name="P10">Рясков А.С.</text:p>
          </table:table-cell>
        </table:table-row>
        <table:table-row>
          <table:table-cell table:style-name="Table1.A2" office:value-type="string">
            <text:p text:style-name="P10">Группа</text:p>
          </table:table-cell>
          <table:table-cell table:style-name="Table1.B2" office:value-type="string">
            <text:p text:style-name="P10">ИВТ-460</text:p>
          </table:table-cell>
        </table:table-row>
        <table:table-row>
          <table:table-cell table:style-name="Table1.A2" office:value-type="string">
            <text:p text:style-name="P10">Дата сдачи</text:p>
          </table:table-cell>
          <table:table-cell table:style-name="Table1.B2" office:value-type="string">
            <text:p text:style-name="P10"><text:span text:style-name="T1">29</text:span>.<text:span text:style-name="T1">12</text:span>.11</text:p>
          </table:table-cell>
        </table:table-row>
        <table:table-row>
          <table:table-cell table:style-name="Table1.A2" office:value-type="string">
            <text:p text:style-name="P10">Преподаватель</text:p>
          </table:table-cell>
          <table:table-cell table:style-name="Table1.B2" office:value-type="string">
            <text:p text:style-name="P10">Сычёв О.А.</text:p>
          </table:table-cell>
        </table:table-row>
        <table:table-row>
          <table:table-cell table:style-name="Table1.A2" office:value-type="string">
            <text:p text:style-name="P10">Оценка/Подпись</text:p>
          </table:table-cell>
          <table:table-cell table:style-name="Table1.B2" office:value-type="string">
            <text:p text:style-name="P10"/>
          </table:table-cell>
        </table:table-row>
      </table:table>
      <text:p text:style-name="P1"/>
      <text:p text:style-name="P2"/>
      <text:p text:style-name="P1">Перечень реализуемых возможностей</text:p>
      <text:p text:style-name="P3"/>
      <text:list xml:id="list32257477" text:style-name="L1">
        <text:list-item>
          <text:p text:style-name="P14">Встроенные типы данных (целые числа (один тип), символы, строки (если есть в языке как самостоятельный тип)), переменные</text:p>
        </text:list-item>
        <text:list-item>
          <text:p text:style-name="P14">Массивы</text:p>
        </text:list-item>
        <text:list-item>
          <text:p text:style-name="P17">Выражения с использованием арифметических операций, присваивания</text:p>
        </text:list-item>
        <text:list-item>
          <text:p text:style-name="P14">Классы/функции для работы с консолью (ввод/вывод)</text:p>
        </text:list-item>
        <text:list-item>
          <text:p text:style-name="P14">Функции (процедуры)</text:p>
          <text:p text:style-name="P14"/>
        </text:list-item>
      </text:list>
      <text:p text:style-name="P9"/>
      <text:p text:style-name="P9"/>
      <text:p text:style-name="P9"/>
      <text:p text:style-name="P9"/>
      <text:p text:style-name="P9"/>
      <text:p text:style-name="P2"/>
      <text:p text:style-name="P2"/>
      <text:p text:style-name="P2"/>
      <text:p text:style-name="P2"/>
      <text:p text:style-name="P5"><text:soft-page-break/></text:p>
      <text:p text:style-name="P5">Ошибки, которые обнаруживает семантический анализатор</text:p>
      <text:p text:style-name="P4"/>
      <text:list xml:id="list32247373" text:style-name="L2">
        <text:list-item>
          <text:p text:style-name="P15">Функция не возвращает значения («знач» не обнаружен)</text:p>
        </text:list-item>
        <text:list-item>
          <text:p text:style-name="P15">Процедура имеет в своём теле «знач»</text:p>
        </text:list-item>
        <text:list-item>
          <text:p text:style-name="P15">Переменные не объявлены</text:p>
        </text:list-item>
        <text:list-item>
          <text:p text:style-name="P15">Обращение к массиву не по целочисленным индексам</text:p>
        </text:list-item>
        <text:list-item>
          <text:p text:style-name="P15">Вызов процедуры/функции не соответствует значениям типов параметров в её определении</text:p>
        </text:list-item>
        <text:list-item>
          <text:p text:style-name="P15">Количество параметров в вызываемой процедуре/функции не совпадает с определением</text:p>
        </text:list-item>
        <text:list-item>
          <text:p text:style-name="P15">Обращение к необъявленной процедуре/функции</text:p>
        </text:list-item>
        <text:list-item>
          <text:p text:style-name="P15">В выражении совмещены несовместимые типы</text:p>
        </text:list-item>
      </text:list>
      <text:p text:style-name="P4"/>
      <text:p text:style-name="P4"/>
      <text:p text:style-name="P4"/>
      <text:p text:style-name="P5">Список таблиц, составляемых семантическим анализатором</text:p>
      <text:list xml:id="list32267987" text:style-name="L3">
        <text:list-item>
          <text:p text:style-name="P16">Таблица констант</text:p>
        </text:list-item>
      </text:list>
      <text:p text:style-name="P4">Состав:</text:p>
      <table:table table:name="Таблица1" table:style-name="Таблица1">
        <table:table-column table:style-name="Таблица1.A" table:number-columns-repeated="3"/>
        <table:table-column table:style-name="Таблица1.D"/>
        <table:table-row>
          <table:table-cell table:style-name="Таблица1.A1" office:value-type="string">
            <text:p text:style-name="P6">№ константы </text:p>
            <text:p text:style-name="P8"><text:span text:style-name="T2">(</text:span>int<text:span text:style-name="T2">)</text:span></text:p>
          </table:table-cell>
          <table:table-cell table:style-name="Таблица1.A1" office:value-type="string">
            <text:p text:style-name="P8">Местонахождения</text:p>
            <text:p text:style-name="P8">(int[])</text:p>
          </table:table-cell>
          <table:table-cell table:style-name="Таблица1.A1" office:value-type="string">
            <text:p text:style-name="P8"><text:span text:style-name="T2">Тип константы<text:line-break/></text:span>(String)</text:p>
          </table:table-cell>
          <table:table-cell table:style-name="Таблица1.D1" office:value-type="string">
            <text:p text:style-name="P6">Значение </text:p>
            <text:p text:style-name="P8">(Object<text:span text:style-name="T2">) </text:span></text:p>
          </table:table-cell>
        </table:table-row>
      </table:table>
      <text:p text:style-name="P6"/>
      <text:list xml:id="list32256502" text:style-name="L4">
        <text:list-item>
          <text:p text:style-name="P19">Таблица локальных переменных:</text:p>
        </text:list-item>
      </text:list>
      <text:p text:style-name="P6">Состав:</text:p>
      <table:table table:name="Таблица2" table:style-name="Таблица2">
        <table:table-column table:style-name="Таблица2.A"/>
        <table:table-column table:style-name="Таблица2.B" table:number-columns-repeated="3"/>
        <table:table-column table:style-name="Таблица2.E"/>
        <table:table-row>
          <table:table-cell table:style-name="Таблица2.A1" office:value-type="string">
            <text:p text:style-name="P6">№ константы</text:p>
            <text:p text:style-name="P6">(<text:span text:style-name="T1">int</text:span>)</text:p>
          </table:table-cell>
          <table:table-cell table:style-name="Таблица2.A1" office:value-type="string">
            <text:p text:style-name="P8">Местонахождения</text:p>
            <text:p text:style-name="P8">(int[])</text:p>
          </table:table-cell>
          <table:table-cell table:style-name="Таблица2.A1" office:value-type="string">
            <text:p text:style-name="P8"><text:span text:style-name="T2">Тип константы<text:line-break/></text:span>(String)</text:p>
          </table:table-cell>
          <table:table-cell table:style-name="Таблица2.A1" office:value-type="string">
            <text:p text:style-name="P6">Значение </text:p>
            <text:p text:style-name="P8">(Object<text:span text:style-name="T2">) </text:span></text:p>
          </table:table-cell>
          <table:table-cell table:style-name="Таблица2.E1" office:value-type="string">
            <text:p text:style-name="P6">№ константы-идентификатора функции, в области видимости которой она находится (из таблицы констант)</text:p>
          </table:table-cell>
        </table:table-row>
      </table:table>
      <text:p text:style-name="P6"/>
      <text:list xml:id="list32256460" text:style-name="L5">
        <text:list-item>
          <text:p text:style-name="P20"><text:soft-page-break/>Таблица функций/процедур</text:p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12">ID</text:p>
          </table:table-cell>
          <table:table-cell table:style-name="Таблица3.A1" office:value-type="string">
            <text:p text:style-name="P12">ID <text:span text:style-name="T2">в таб.кон. </text:span></text:p>
            <text:p text:style-name="P12">(NameAndType)</text:p>
          </table:table-cell>
          <table:table-cell table:style-name="Таблица3.A1" office:value-type="string">
            <text:p text:style-name="P11">Возвращаемое значение</text:p>
          </table:table-cell>
          <table:table-cell table:style-name="Таблица3.A1" office:value-type="string">
            <text:p text:style-name="P11">Имя</text:p>
          </table:table-cell>
          <table:table-cell table:style-name="Таблица3.A1" office:value-type="string">
            <text:p text:style-name="P13">Кол-во параметров</text:p>
          </table:table-cell>
          <table:table-cell table:style-name="Таблица3.F1" office:value-type="string">
            <text:p text:style-name="P13">Дескриптор</text:p>
          </table:table-cell>
        </table:table-row>
      </table:table>
      <text:list xml:id="list35206272" text:continue-numbering="true" text:style-name="L5">
        <text:list-header>
          <text:p text:style-name="P20"/>
        </text:list-header>
      </text:list>
      <text:p text:style-name="P6"/>
      <text:p text:style-name="P6"/>
      <text:p text:style-name="P7">Перечень преобразований дерева</text:p>
      <text:list xml:id="list32256286" text:style-name="L6">
        <text:list-item>
          <text:p text:style-name="P21">Приведение бинарной операции <text:s/>«<text:span text:style-name="T1">id[]</text:span>:<text:span text:style-name="T1">=value</text:span>» к тернарной</text:p>
          <text:p text:style-name="P2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2-09T12:12:30.76</meta:creation-date>
    <meta:generator>OpenOffice.org/3.3$Win32 OpenOffice.org_project/330m20$Build-9567</meta:generator>
    <meta:editing-duration>PT3H32S</meta:editing-duration>
    <meta:editing-cycles>5</meta:editing-cycles>
    <dc:date>2012-02-09T15:08:14.54</dc:date>
    <meta:document-statistic meta:table-count="4" meta:image-count="0" meta:object-count="0" meta:page-count="3" meta:paragraph-count="58" meta:word-count="200" meta:character-count="1549"/>
  </office:meta>
</office:document-meta>
</file>